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563a0" officeooo:paragraph-rsid="000563a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66fb1" officeooo:paragraph-rsid="00066fb1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isk</text:p>
      <text:p text:style-name="P2">The probability of an occurrence of an unwanted event or outcom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9T19:46:50.863264024</meta:creation-date>
    <meta:generator>LibreOffice/7.0.3.1$Linux_X86_64 LibreOffice_project/00$Build-1</meta:generator>
    <dc:date>2020-11-09T17:35:16.815253904</dc:date>
    <meta:editing-duration>PT58M1S</meta:editing-duration>
    <meta:editing-cycles>3</meta:editing-cycles>
    <meta:document-statistic meta:table-count="0" meta:image-count="0" meta:object-count="0" meta:page-count="1" meta:paragraph-count="2" meta:word-count="12" meta:character-count="69" meta:non-whitespace-character-count="59"/>
  </office:meta>
</office:document-meta>
</file>